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1e9f" officeooo:paragraph-rsid="000e1e9f" style:font-weight-asian="bold" style:font-weight-complex="bold"/>
    </style:style>
    <style:style style:name="T1" style:family="text">
      <style:text-properties fo:font-variant="normal" fo:text-transform="none" fo:color="#333333" loext:opacity="100%" style:font-name="Helvetica" fo:font-size="15.6000003814697pt" fo:letter-spacing="normal" fo:font-style="normal" fo:font-weight="normal"/>
    </style:style>
    <style:style style:name="T2" style:family="text">
      <style:text-properties fo:font-weight="bold" officeooo:rsid="000e1e9f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bold" officeooo:rsid="000e1e9f" style:font-weight-asian="bold" style:font-weight-complex="bold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bold" officeooo:rsid="000e1e9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Adil Zhapar</text:p>
      <text:p text:style-name="P1">ID: 20B030340</text:p>
      <text:p text:style-name="P1"/>
      <text:p text:style-name="Standard"><text:span text:style-name="T2">7.1.6</text:span><text:span text:style-name="T7"> - </text:span><text:span text:style-name="T6">Use Wireshark to Examine Ethernet Frames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23:26:30.934048656</meta:creation-date>
    <dc:date>2022-10-28T23:27:45.515537190</dc:date>
    <meta:editing-duration>PT1M15S</meta:editing-duration>
    <meta:editing-cycles>1</meta:editing-cycles>
    <meta:document-statistic meta:table-count="0" meta:image-count="0" meta:object-count="0" meta:page-count="1" meta:paragraph-count="3" meta:word-count="13" meta:character-count="78" meta:non-whitespace-character-count="68"/>
    <meta:generator>LibreOffice/7.3.6.2$Linux_X86_64 LibreOffice_project/30$Build-2</meta:generator>
  </office:meta>
</office:document-meta>
</file>